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biListUnit;</text:p>
      <text:p text:style-name="P1">interface uses sysUtils;</text:p>
      <text:p text:style-name="P1"><text:s text:c="4"/>type BiListNodeType = record next, last : ^BiListNodeType;</text:p>
      <text:p text:style-name="P1"><text:s text:c="33"/>value <text:s text:c="5"/>: Pointer; </text:p>
      <text:p text:style-name="P1"><text:s text:c="33"/>valueType <text:s/>: String;</text:p>
      <text:p text:style-name="P1"><text:s text:c="26"/>end;</text:p>
      <text:p text:style-name="P1"><text:s text:c="4"/>type BiListType = record first, last : ^BiListNodeType; end;</text:p>
      <text:p text:style-name="P1"><text:s text:c="4"/>type BlockType = function(val : BiListNodeType) : Boolean;</text:p>
      <text:p text:style-name="P1"><text:s text:c="4"/>function init(var list : BiListType) : BiListType; overload;</text:p>
      <text:p text:style-name="P1"><text:s text:c="4"/>function last(const list : BiListType) : BiListNodeType; overload;</text:p>
      <text:p text:style-name="P1"><text:s text:c="4"/>function add(var list : BiListType; </text:p>
      <text:p text:style-name="P1"><text:s text:c="21"/>node : BiListNodeType</text:p>
      <text:p text:style-name="P1"><text:s text:c="16"/>) <text:s text:c="8"/>: BiListType; overload;</text:p>
      <text:p text:style-name="P1"><text:s text:c="4"/>function unshift(var list : BiListType;</text:p>
      <text:p text:style-name="P1"><text:s text:c="25"/>node : BiListNodeType</text:p>
      <text:p text:style-name="P1"><text:s text:c="20"/>) <text:s text:c="8"/>: BiListType; overload;</text:p>
      <text:p text:style-name="P1"><text:s text:c="4"/>function get(var list : BiListType; which : Integer) : BiListNodeType; overload;</text:p>
      <text:p text:style-name="P1"><text:s text:c="4"/>function get(var node <text:s text:c="10"/>: BiListNodeType; </text:p>
      <text:p text:style-name="P1"><text:s text:c="21"/>counter, which : Integer</text:p>
      <text:p text:style-name="P1"><text:s text:c="16"/>) <text:s text:c="18"/>: BiListNodeType; overload;</text:p>
      <text:p text:style-name="P1">implementation</text:p>
      <text:p text:style-name="P1"><text:s text:c="4"/>function init(var list : BiListType) : BiListType; overload;</text:p>
      <text:p text:style-name="P1"><text:s text:c="8"/>begin list.first := nil; list.last <text:s/>:= nil; init := list; end;</text:p>
      <text:p text:style-name="P1"/>
      <text:p text:style-name="P1"><text:s text:c="4"/>function last(const node : BiListNodeType) : BiListNodeType; overload;</text:p>
      <text:p text:style-name="P1"><text:s text:c="8"/>begin</text:p>
      <text:p text:style-name="P1"><text:s text:c="12"/>if Pointer(node.next) = nil </text:p>
      <text:p text:style-name="P1"><text:s text:c="12"/>then last := node</text:p>
      <text:p text:style-name="P1"><text:s text:c="12"/>else last := last(node.next^);</text:p>
      <text:p text:style-name="P1"><text:s text:c="8"/>end;</text:p>
      <text:p text:style-name="P1"><text:s text:c="4"/>function add(</text:p>
      <text:p text:style-name="P1"><text:s text:c="12"/>var list : BiListType; </text:p>
      <text:p text:style-name="P1"><text:s text:c="12"/>node : BiListNodeType</text:p>
      <text:p text:style-name="P1"><text:s text:c="8"/>) : BiListType; overload;</text:p>
      <text:p text:style-name="P1"><text:s text:c="8"/>var last : BiListNodeType;</text:p>
      <text:p text:style-name="P1"><text:s text:c="8"/>begin</text:p>
      <text:p text:style-name="P1"><text:s text:c="12"/>if Pointer(list.first) = nil</text:p>
      <text:p text:style-name="P1"><text:s text:c="12"/>then begin</text:p>
      <text:p text:style-name="P1"><text:s text:c="16"/>list.first := @node;</text:p>
      <text:p text:style-name="P1"><text:s text:c="16"/>list.last <text:s/>:= @node;</text:p>
      <text:p text:style-name="P1"><text:s text:c="12"/>end</text:p>
      <text:p text:style-name="P1"><text:s text:c="12"/>else begin</text:p>
      <text:p text:style-name="P1"><text:s text:c="16"/>last := list.last^;</text:p>
      <text:p text:style-name="P1"><text:s text:c="16"/>last.next := @node;</text:p>
      <text:p text:style-name="P1"><text:s text:c="16"/>node.last := @last;</text:p>
      <text:p text:style-name="P1"><text:s text:c="16"/>list.last := @node;</text:p>
      <text:p text:style-name="P1"><text:s text:c="12"/>end;</text:p>
      <text:p text:style-name="P1"><text:s text:c="12"/>add := list;</text:p>
      <text:p text:style-name="P1"><text:s text:c="8"/>end;</text:p>
      <text:p text:style-name="P1"><text:s text:c="4"/></text:p>
      <text:p text:style-name="P1"><text:s text:c="4"/>function unshift(var list : BiListType; </text:p>
      <text:p text:style-name="P1"><text:s text:c="25"/>node : BiListNodeType</text:p>
      <text:p text:style-name="P1"><text:s text:c="20"/>) <text:s text:c="8"/>: BiListType; overload;</text:p>
      <text:p text:style-name="P1"><text:s text:c="8"/>var first : BiListNodeType;</text:p>
      <text:p text:style-name="P1"><text:s text:c="8"/>begin</text:p>
      <text:p text:style-name="P1"><text:s text:c="12"/>if Pointer(list.first) = nil</text:p>
      <text:p text:style-name="P1"><text:s text:c="12"/>then begin</text:p>
      <text:p text:style-name="P1"><text:soft-page-break/><text:s text:c="16"/>list.first := @node;</text:p>
      <text:p text:style-name="P1"><text:s text:c="16"/>list.last <text:s/>:= @node;</text:p>
      <text:p text:style-name="P1"><text:s text:c="12"/>end</text:p>
      <text:p text:style-name="P1"><text:s text:c="12"/>else begin</text:p>
      <text:p text:style-name="P1"><text:s text:c="16"/>first := list.first^;</text:p>
      <text:p text:style-name="P1"><text:s text:c="16"/>first.last := @node;</text:p>
      <text:p text:style-name="P1"><text:s text:c="16"/>node.next <text:s/>:= @first;</text:p>
      <text:p text:style-name="P1"><text:s text:c="16"/>list.first := @node;</text:p>
      <text:p text:style-name="P1"><text:s text:c="12"/>end;</text:p>
      <text:p text:style-name="P1"><text:s text:c="12"/>unshift := list;</text:p>
      <text:p text:style-name="P1"><text:s text:c="8"/>end;</text:p>
      <text:p text:style-name="P1"><text:s text:c="4"/>function get(var node <text:s text:c="10"/>: BiListNodeType; </text:p>
      <text:p text:style-name="P1"><text:s text:c="21"/>counter, which : Integer</text:p>
      <text:p text:style-name="P1"><text:s text:c="16"/>) <text:s text:c="18"/>: BiListNodeType; overload;</text:p>
      <text:p text:style-name="P1"><text:s text:c="8"/>begin</text:p>
      <text:p text:style-name="P1"><text:s text:c="12"/>if counter = which</text:p>
      <text:p text:style-name="P1"><text:s text:c="12"/>then get := node</text:p>
      <text:p text:style-name="P1"><text:s text:c="12"/>else</text:p>
      <text:p text:style-name="P1"><text:s text:c="12"/>if Pointer(node.next) = nil</text:p>
      <text:p text:style-name="P1"><text:s text:c="12"/>then writeln('No such node!')</text:p>
      <text:p text:style-name="P1"><text:s text:c="12"/>else get := get(node.next^, counter + 1, which);</text:p>
      <text:p text:style-name="P1"><text:s text:c="8"/>end;</text:p>
      <text:p text:style-name="P1"><text:s text:c="4"/>function get(var list : BiListType; which : Integer) : BiListNodeType; overload;</text:p>
      <text:p text:style-name="P1"><text:s text:c="8"/>begin</text:p>
      <text:p text:style-name="P1"><text:s text:c="12"/>get := get(list.first^, 0, which);</text:p>
      <text:p text:style-name="P1"><text:s text:c="8"/>end;</text:p>
      <text:p text:style-name="P1"><text:s text:c="4"/>function insert(var list <text:s text:c="5"/>: BiListType; </text:p>
      <text:p text:style-name="P1"><text:s text:c="24"/>node <text:s text:c="5"/>: BiListNodeType;</text:p>
      <text:p text:style-name="P1"><text:s text:c="24"/>afterWhat : Integer</text:p>
      <text:p text:style-name="P1"><text:s text:c="19"/>) <text:s text:c="13"/>: BiListType; overload;</text:p>
      <text:p text:style-name="P1"><text:s text:c="8"/>var nodeBefore, nodeAfter : BiListNodeType;</text:p>
      <text:p text:style-name="P1"><text:s text:c="8"/>begin</text:p>
      <text:p text:style-name="P1"><text:s text:c="12"/>nodeBefore := get(list, afterWhat);</text:p>
      <text:p text:style-name="P1"><text:s text:c="12"/>nodeAfter <text:s/>:= nodeBefore.next^;</text:p>
      <text:p text:style-name="P1"><text:s text:c="12"/>nodeBefore.next := @node;</text:p>
      <text:p text:style-name="P1"><text:s text:c="12"/>nodeAfter.last <text:s/>:= @node;</text:p>
      <text:p text:style-name="P1"><text:s text:c="12"/>node.last := @nodeBefore;</text:p>
      <text:p text:style-name="P1"><text:s text:c="12"/>node.next := @nodeAfter;</text:p>
      <text:p text:style-name="P1"><text:s text:c="12"/>insert := list;</text:p>
      <text:p text:style-name="P1"><text:s text:c="8"/>end;</text:p>
      <text:p text:style-name="P1"><text:s text:c="4"/>function findBy(block : BlockType; node : BiListNodeType) : BiListNodeType; overload;</text:p>
      <text:p text:style-name="P1"><text:s text:c="8"/>begin</text:p>
      <text:p text:style-name="P1"><text:s text:c="12"/>if block(node)</text:p>
      <text:p text:style-name="P1"><text:s text:c="12"/>then findBy := node</text:p>
      <text:p text:style-name="P1"><text:s text:c="12"/>else</text:p>
      <text:p text:style-name="P1"><text:s text:c="12"/>if Pointer(node.next) = nil</text:p>
      <text:p text:style-name="P1"><text:s text:c="12"/>then writeln('Not found')</text:p>
      <text:p text:style-name="P1"><text:s text:c="12"/>else findBy := findBy(block, node.next^);</text:p>
      <text:p text:style-name="P1"><text:s text:c="8"/>end;</text:p>
      <text:p text:style-name="P1"><text:s text:c="4"/>function findBy(block : BlockType; var list : BiListType) : BiListNodeType; overload;</text:p>
      <text:p text:style-name="P1"><text:s text:c="8"/>begin</text:p>
      <text:p text:style-name="P1"><text:s text:c="12"/>findBy := findBy(block, list.first^);</text:p>
      <text:p text:style-name="P1"><text:s text:c="8"/>end;</text:p>
      <text:p text:style-name="P1">en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3.2$Linux_X86_64 LibreOffice_project/4985bca6212b77bf8c7a86bceeb2084ec86f4b6b</meta:generator>
    <meta:editing-cycles>0</meta:editing-cycles>
    <meta:editing-duration>P0D</meta:editing-duration>
    <meta:document-statistic meta:table-count="0" meta:image-count="0" meta:object-count="0" meta:page-count="2" meta:paragraph-count="110" meta:word-count="393" meta:character-count="4051" meta:non-whitespace-character-count="2392"/>
  </office:meta>
</office:document-meta>
</file>